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reatePullPoin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CreatePullPoint.createPullPointName( CreatePullPoint createPullPoin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reatePullPoint.JmsCreatePull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reatePullPoint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reatePullPoint.createPull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CreatePullPoin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reatePullPoin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